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Times New Roman" fo:letter-spacing="normal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dad 16.- <text:s/>Estructura Orgazinativa. Grupo B.</text:p>
      <text:p text:style-name="P2"/>
      <text:p text:style-name="P2">Localiza empresas de desarrollo en linkedin y analiza su plantilla a través de los roles de cada trabajador.</text:p>
      <text:p text:style-name="P2"/>
      <text:p text:style-name="P2"/>
      <text:p text:style-name="P2">He podido observar en varias descripciones de las empresas que la jerarquía tradicional sigue a día de hoy teniéndose en cuenta en las empresas. He aquí los roles más comunes:</text:p>
      <text:p text:style-name="P2"/>
      <text:p text:style-name="P7">Jefe/a de Proyecto</text:p>
      <text:p text:style-name="P4"><text:line-break/>Es la persona encargada de que <text:span text:style-name="T1">todo funcione,</text:span> ya sea, de los equipos estén sincronizados y trabajen en equipo. Es la <text:span text:style-name="T1">cara visible hacia el cliente</text:span>, es el que informa del avance y <text:span text:style-name="T1">estado del proyecto</text:span> al cliente que pagará por el producto o servicio. Este será el responsable de si sale bien o mal el proyecto,</text:p>
      <text:p text:style-name="P4"/>
      <text:p text:style-name="P4">El Jefe de Proyecto es quien tiene relación con los equipos de desarrollo, testing y arquitectura.</text:p>
      <text:p text:style-name="P4"/>
      <text:p text:style-name="P6">Arquitecto/a</text:p>
      <text:p text:style-name="P3"/>
      <text:p text:style-name="P4">Es el responsble de crear durante el proceso de desarrollo de software la documentación que recoge los requisitos del cliente. Por lo tanto, tendrá comunicación con el cliente y proporcionará <text:span text:style-name="T1">soluciones técnicas a las necesidades del cliente</text:span></text:p>
      <text:p text:style-name="P4"><text:line-break/>Durante la <text:span text:style-name="T1">fase de desarrollo y testing </text:span>es el que <text:span text:style-name="T1">centraliza las decisiones técnicas</text:span> sobre los problemas que irán surgiendo en el transcuros del proyecto.</text:p>
      <text:p text:style-name="P4"/>
      <text:p text:style-name="P6">Desarrollador/a</text:p>
      <text:p text:style-name="P4"/>
      <text:p text:style-name="P4">La persona encargada de <text:span text:style-name="T1">diseñar, codificar y mantener tanto sitios como aplicaciones web</text:span>. Además es el responsable de definir la <text:span text:style-name="T1">interfaz gráfica</text:span> para que resulte <text:span text:style-name="T1">atractiva al cliente.</text:span></text:p>
      <text:p text:style-name="P4"/>
      <text:p text:style-name="P4">El desarrollador/a no solo se encarga del diseño, sino que <text:span text:style-name="T1">requiere conocimientos enm programación <text:s/></text:span><text:span text:style-name="T2">para crear códigos de solución o elaboración de productos y servicios online.</text:span></text:p>
      <text:p text:style-name="P4"/>
      <text:p text:style-name="P6">Tester</text:p>
      <text:p text:style-name="P3"/>
      <text:p text:style-name="P4">Es el equipo que se encargará de asegurar que los <text:span text:style-name="T1">requisitos definidos por el arquitecto se cumplen</text:span> en la implementación del producto o servicio.</text:p>
      <text:p text:style-name="P4"/>
      <text:p text:style-name="P4">Tienen la resposabilidad de <text:span text:style-name="T1">informar</text:span> de todos los <text:span text:style-name="T1">defectos que se encuentrarn en la fase de pruebas</text:span>, pero también debera de informar de todo lo que sea un problema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ito Jódar Álvarez</meta:initial-creator>
    <meta:creation-date>2019-11-27T21:26:31</meta:creation-date>
    <dc:date>2019-11-28T11:58:00</dc:date>
    <dc:creator>Benito Jódar Álvarez</dc:creator>
    <meta:editing-duration>PT2H16M22S</meta:editing-duration>
    <meta:editing-cycles>4</meta:editing-cycles>
    <meta:generator>OpenOffice/4.1.7$Unix OpenOffice.org_project/417m1$Build-9800</meta:generator>
    <meta:document-statistic meta:table-count="0" meta:image-count="0" meta:object-count="0" meta:page-count="1" meta:paragraph-count="15" meta:word-count="302" meta:character-count="1856"/>
  </office:meta>
</office:document-meta>
</file>